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h text:style-name="Title">The Death Zone</text:h>
      <text:p text:style-name="Text_20_body">When I think of death I think<text:line-break/>of Peter Falk in <text:span text:style-name="T1">The</text:span><text:span text:style-name="T2"> </text:span><text:span text:style-name="T3">Princess</text:span><text:span text:style-name="T4"> </text:span><text:span text:style-name="T5">Bride</text:span> patting<text:line-break/>his pockets as he leaves the room</text:p>
      <text:p text:style-name="Text_20_body">Life is a series of doors or so<text:line-break/>they say but I ask them this<text:line-break/>where does that last door lead?</text:p>
      <text:p text:style-name="Text_20_body">For Falk maybe it leads backstage<text:line-break/>a black-walled catered affair with stage<text:line-break/>lights slowly baking stale muffins</text:p>
      <text:p text:style-name="Text_20_body">Sweaty cheese leaking onto dried-out<text:line-break/>grapes a chocolate fountain clogged<text:line-break/>by some errant strawberry crown</text:p>
      <text:p text:style-name="Text_20_body">but this is not where it leads for you or<text:line-break/>for me that door opens onto darkness marked<text:line-break/>only by a trellis or the lid of a casket</text:p>
      <text:p text:style-name="Text_20_body">the door of the earth's womb opening<text:line-break/>finally to accept us and with us the dirt<text:line-break/>not to grow more strawberries for Falk</text:p>
      <text:p text:style-name="Text_20_body">but to pad his feet as he walks overhead<text:line-break/>to visit someone he certainly cares about<text:line-break/>but whose name is lost to poste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Death Zone</dc:title>
  </office:meta>
</office:document-meta>
</file>